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fo:font-size="12pt" style:font-size-asian="12pt" style:font-size-complex="12pt"/>
    </style:style>
    <style:style style:name="T1" style:family="text">
      <style:text-properties fo:color="#000000" style:font-name="Cascadia Mono" fo:font-size="9.5pt" style:font-name-asian="Cascadia Mono" style:font-size-asian="9.5pt" style:font-name-complex="Cascadia Mono" style:font-size-complex="9.5pt"/>
    </style:style>
    <style:style style:name="T2" style:family="text">
      <style:text-properties fo:color="#000000" style:font-name="Times New Roman" style:font-name-asian="Cascadia Mono" style:font-name-complex="Cascadia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nhanced Input – It is a better way and faster to do character control with Enhanced Input and implement use them in the Options menu or panel. The way that Epic implemented in the first place was by states. If one key is active, the engine would keep on checking on it until the action is done. The engine has to do a lot of checks, the key could get stuck on the keyed action and if the engine restarts meaning the game restarting. Some of checks could maybe not be reset from the engine being ended in the middle of being run. With Enhanced Input, the checks are done faster and the clean up is done with the garbage collection. There are some safety measure that still need to be in-place to ensure that the garbage collection does not catch. The garbage collection is done with Unreal not by C++, there may be some hiccups when the engine is not exited correctly.</text:p>
      <text:list xml:id="list9187783048852193039" text:style-name="L1">
        <text:list-item>
          <text:p text:style-name="P1">The tutorial is at https://dev.epicgames.com/community/learning/tutorials/aqrD/unreal-engine-enhanced-input-binding-with-gameplay-tags-c</text:p>
        </text:list-item>
        <text:list-item>
          <text:p text:style-name="P1">The set up for enhanced input in Unreal 4.27 and 5 is probably a little long, but it is worth to have and the long run much easier to work with and add to. We will be starting creating gameplay tags and asset managers and implementation of the Enhanced Input Component.</text:p>
        </text:list-item>
        <text:list-item>
          <text:p text:style-name="P1">In the editor, add the plugin “Enhanced Input” and if you are using C++, add “EnhancedInput” to the project's Build.cs file to <text:span text:style-name="T1">PublicDependencyModuleNames.AddRange().</text:span></text:p>
        </text:list-item>
        <text:list-item>
          <text:p text:style-name="P1">In the editor, create a new class for the gameplay tags with no base class and the naming setup should be the project name followed by GameplayTags. Add “GameplayTags” to the project's Build.cs file to <text:span text:style-name="T1">PublicDependencyModuleNames.AddRange().</text:span></text:p>
          <text:list>
            <text:list-item>
              <text:p text:style-name="P2"><text:span text:style-name="T2">In the header of the GameplayTags</text:span></text:p>
            </text:list-item>
            <text:list-item>
              <text:p text:style-name="P2"><text:span text:style-name="T2">I thought it was a typo where there is a 2 functions that is doing the same thing, but you can tell the engine which movement mode you are in with the gameplay tags. If you look their starter game, Lyra that corresponds with this class.</text:span></text:p>
            </text:list-item>
            <text:list-item>
              <text:p text:style-name="P2"><text:span text:style-name="T2">Recommend changes or altercations – Remove the GameplayTagsManager parameter in AddTag. There is a reference of getting the manager in a different loc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Yee</meta:initial-creator>
    <meta:creation-date>2022-08-28T03:32:21.87</meta:creation-date>
    <dc:date>2022-08-30T13:54:00.85</dc:date>
    <dc:creator>Patrick Yee</dc:creator>
    <meta:editing-duration>P2DT10H21M38S</meta:editing-duration>
    <meta:editing-cycles>7</meta:editing-cycles>
    <meta:generator>OpenOffice/4.1.7$Win32 OpenOffice.org_project/417m1$Build-9800</meta:generator>
    <meta:document-statistic meta:table-count="0" meta:image-count="0" meta:object-count="0" meta:page-count="1" meta:paragraph-count="8" meta:word-count="360" meta:character-count="2119"/>
  </office:meta>
</office:document-meta>
</file>